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ae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5cm"/>
    </style:style>
    <style:style style:name="gr10" style:family="graphic" style:parent-style-name="standard">
      <style:graphic-properties draw:stroke="none" svg:stroke-color="#000000" draw:fill="none" draw:fill-color="#ffffff" fo:min-height="0.407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47cm"/>
    </style:style>
    <style:style style:name="gr1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55cm"/>
    </style:style>
    <style:style style:name="gr16" style:family="graphic" style:parent-style-name="standard">
      <style:graphic-properties draw:stroke="none" svg:stroke-color="#000000" draw:fill="none" draw:fill-color="#ffffff" fo:min-height="0.56cm"/>
    </style:style>
    <style:style style:name="gr17" style:family="graphic" style:parent-style-name="standard">
      <style:graphic-properties draw:stroke="none" svg:stroke-color="#00ae00" draw:fill="none" draw:fill-color="#ffffff" draw:textarea-horizontal-align="left" draw:auto-grow-height="true" draw:auto-grow-width="true" fo:min-height="0cm" fo:min-width="1.0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77cm"/>
    </style:style>
    <style:style style:name="gr19" style:family="graphic" style:parent-style-name="standard">
      <style:graphic-properties svg:stroke-color="#00ff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family="Calibri" style:font-family-generic="swiss" style:font-pitch="variable" fo:font-size="10pt" style:font-size-asian="10pt" style:font-size-complex="10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bold" style:letter-kerning="true" style:font-family-asian="Arial" style:font-family-generic-asian="roman" style:font-pitch-asian="variable" style:font-size-asian="9pt" style:font-style-asian="normal" style:font-weight-asian="bold" style:font-family-complex="Arial" style:font-family-generic-complex="roman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35cm" svg:height="1.35cm" svg:x="10.765cm" svg:y="17.345cm">
          <text:p text:style-name="P1"><text:span text:style-name="T1">swi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35cm" svg:height="1.35cm" svg:x="2.016cm" svg:y="13.84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537cm" svg:height="1.537cm" svg:x="10.389cm" svg:y="5.971cm">
          <text:p text:style-name="P1"><text:span text:style-name="T1">ti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1.525cm" svg:height="1.516cm" svg:x="5.826cm" svg:y="13.758cm">
          <text:p text:style-name="P1"><text:span text:style-name="T1">press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589cm" svg:y1="13.758cm" svg:x2="10.389cm" svg:y2="6.74cm" draw:start-shape="id1" draw:start-glue-point="4" draw:end-shape="id2" draw:end-glue-point="6" svg:d="m6589 13758c0-4679 1266-7018 3800-7018" svg:viewBox="0 0 3801 7019">
          <text:p/>
        </draw:connector>
        <draw:connector draw:style-name="gr6" draw:text-style-name="P1" draw:layer="layout" draw:type="curve" draw:line-skew="-1.025cm -0.644cm" svg:x1="11.336cm" svg:y1="12.667cm" svg:x2="10.765cm" svg:y2="18.02cm" draw:start-shape="id3" draw:start-glue-point="8" draw:end-shape="id4" draw:end-glue-point="6" svg:d="m11336 12667c0 1972-858 1643-1430 2488s-858 2865 859 2865" svg:viewBox="0 0 1874 5354">
          <text:p/>
        </draw:connector>
        <draw:connector draw:style-name="gr7" draw:text-style-name="P1" draw:layer="layout" draw:type="curve" draw:line-skew="3.389cm" svg:x1="6.589cm" svg:y1="15.274cm" svg:x2="23.801cm" svg:y2="15.11cm" draw:start-shape="id1" draw:start-glue-point="8" draw:end-shape="id5" draw:end-glue-point="8" svg:d="m6589 15274c0 5836 17212 5918 17212-164" svg:viewBox="0 0 17213 4552">
          <text:p/>
        </draw:connector>
        <draw:connector draw:style-name="gr8" draw:text-style-name="P1" draw:layer="layout" draw:type="curve" svg:x1="3.366cm" svg:y1="14.522cm" svg:x2="5.826cm" svg:y2="14.516cm" draw:start-shape="id6" draw:end-shape="id1" draw:end-glue-point="6" svg:d="m3366 14522c1845 0 615-6 2460-6" svg:viewBox="0 0 2461 7">
          <text:p/>
        </draw:connector>
        <draw:frame draw:style-name="gr9" draw:text-style-name="P4" draw:layer="layout" svg:width="1.912cm" svg:height="0.963cm" svg:x="3.177cm" svg:y="14.022cm">
          <draw:text-box>
            <text:p text:style-name="P3"><text:span text:style-name="T2">pressed</text:span></text:p>
            <text:p text:style-name="P3"><text:span text:style-name="T3">pressed()</text:span></text:p>
          </draw:text-box>
        </draw:frame>
        <draw:frame draw:style-name="gr10" draw:text-style-name="P4" draw:layer="layout" svg:width="1.512cm" svg:height="0.963cm" svg:x="5.989cm" svg:y="15.374cm">
          <draw:text-box>
            <text:p text:style-name="P3"><text:span text:style-name="T2">ended</text:span></text:p>
            <text:p text:style-name="P3"><text:span text:style-name="T3">tap()</text:span></text:p>
          </draw:text-box>
        </draw:frame>
        <draw:connector draw:style-name="gr5" draw:text-style-name="P1" draw:layer="layout" draw:type="curve" svg:x1="16.577cm" svg:y1="8.978cm" svg:x2="23.801cm" svg:y2="13.76cm" draw:start-shape="id7" draw:start-glue-point="10" draw:end-shape="id5" draw:end-glue-point="4" svg:d="m16577 8978c4816 0 7224 1594 7224 4782" svg:viewBox="0 0 7225 4783">
          <text:p/>
        </draw:connector>
        <draw:frame draw:style-name="gr11" draw:text-style-name="P4" draw:layer="layout" svg:width="2.174cm" svg:height="1.675cm" svg:x="12.115cm" svg:y="17.476cm">
          <draw:text-box>
            <text:p text:style-name="P3"><text:span text:style-name="T2">ended</text:span></text:p>
            <text:p text:style-name="P3"><text:span text:style-name="T3">swipe_*()</text:span></text:p>
            <text:p text:style-name="P3"><text:span text:style-name="T3">[untipped()]</text:span></text:p>
            <text:p text:style-name="P3"><text:span text:style-name="T3">released()</text:span></text:p>
          </draw:text-box>
        </draw:frame>
        <draw:frame draw:style-name="gr11" draw:text-style-name="P4" draw:layer="layout" svg:width="2.545cm" svg:height="1.675cm" svg:x="16.456cm" svg:y="8.229cm">
          <draw:text-box>
            <text:p text:style-name="P3"><text:span text:style-name="T2">ended</text:span></text:p>
            <text:p text:style-name="P3"><text:span text:style-name="T3">dragStopped()</text:span></text:p>
            <text:p><text:span text:style-name="T4">[untipped()]</text:span></text:p>
            <text:p text:style-name="P3"><text:span text:style-name="T3">released()</text:span></text:p>
          </draw:text-box>
        </draw:frame>
        <draw:frame draw:style-name="gr12" draw:layer="layout" svg:width="3.122cm" svg:height="0.963cm" svg:x="3.729cm" svg:y="12.782cm">
          <draw:text-box>
            <text:p><text:span text:style-name="T2">pressedToTipped</text:span></text:p>
            <text:p text:style-name="P3"><text:span text:style-name="T3">tipped()</text:span></text:p>
          </draw:text-box>
        </draw:frame>
        <draw:connector draw:style-name="gr6" draw:text-style-name="P1" draw:layer="layout" draw:type="curve" svg:x1="12.115cm" svg:y1="18.02cm" svg:x2="23.801cm" svg:y2="15.11cm" draw:start-shape="id4" draw:start-glue-point="10" draw:end-shape="id5" draw:end-glue-point="8" svg:d="m12115 18020c7791 0 11686-970 11686-2910" svg:viewBox="0 0 11687 2911">
          <text:p/>
        </draw:connector>
        <draw:custom-shape draw:style-name="gr13" draw:text-style-name="P2" xml:id="id5" draw:id="id5" draw:layer="layout" svg:width="1.35cm" svg:height="1.35cm" svg:x="23.126cm" svg:y="13.76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1.883cm" svg:height="1.853cm" svg:x="14.694cm" svg:y="8.051cm">
          <text:p text:style-name="P1"><text:span text:style-name="T1">dr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969cm" svg:y1="9.633cm" svg:x2="16.302cm" svg:y2="9.633cm" draw:start-shape="id7" draw:start-glue-point="7" draw:end-shape="id7" draw:end-glue-point="9" svg:d="m14969 9633c0 1158 1333 1158 1333 0" svg:viewBox="0 0 1334 870">
          <text:p/>
        </draw:connector>
        <draw:frame draw:style-name="gr14" draw:text-style-name="P3" draw:layer="layout" svg:width="1.882cm" svg:height="0.963cm" svg:x="14.694cm" svg:y="10.433cm">
          <draw:text-box>
            <text:p text:style-name="P3"><text:span text:style-name="T5">dragged</text:span></text:p>
            <text:p text:style-name="P3"><text:span text:style-name="T3">dragged()</text:span></text:p>
          </draw:text-box>
        </draw:frame>
        <draw:frame draw:style-name="gr15" draw:text-style-name="P3" draw:layer="layout" svg:width="1.755cm" svg:height="0.607cm" svg:x="9.381cm" svg:y="7.869cm">
          <draw:text-box>
            <text:p text:style-name="P3"><text:span text:style-name="T5">dragged</text:span></text:p>
          </draw:text-box>
        </draw:frame>
        <draw:connector draw:style-name="gr5" draw:text-style-name="P1" draw:layer="layout" draw:type="curve" draw:line-skew="-1.545cm" svg:x1="10.834cm" svg:y1="11.545cm" svg:x2="14.694cm" svg:y2="8.978cm" draw:start-shape="id3" draw:start-glue-point="9" draw:end-shape="id7" draw:end-glue-point="6" svg:d="m10834 11545c954 0-976-2567 3860-2567" svg:viewBox="0 0 3861 2568">
          <text:p/>
        </draw:connector>
        <draw:connector draw:style-name="gr5" draw:text-style-name="P1" draw:layer="layout" draw:type="curve" svg:x1="11.158cm" svg:y1="5.971cm" svg:x2="23.801cm" svg:y2="13.76cm" draw:start-shape="id2" draw:start-glue-point="4" draw:end-shape="id5" draw:end-glue-point="4" svg:d="m11158 5971c0-753 12643-4647 12643 7789" svg:viewBox="0 0 12644 8959">
          <text:p/>
        </draw:connector>
        <draw:frame draw:style-name="gr16" draw:text-style-name="P4" draw:layer="layout" svg:width="1.981cm" svg:height="1.319cm" svg:x="9.491cm" svg:y="4.701cm">
          <draw:text-box>
            <text:p text:style-name="P3"><text:span text:style-name="T2">ended</text:span></text:p>
            <text:p text:style-name="P3"><text:span text:style-name="T3">untipped()</text:span></text:p>
            <text:p text:style-name="P3"><text:span text:style-name="T3">released()</text:span></text:p>
          </draw:text-box>
        </draw:frame>
        <draw:frame draw:style-name="gr11" draw:text-style-name="P4" draw:layer="layout" svg:width="2.061cm" svg:height="0.963cm" svg:x="11.472cm" svg:y="5.355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connector draw:style-name="gr6" draw:text-style-name="P1" draw:layer="layout" draw:type="curve" svg:x1="10.962cm" svg:y1="17.542cm" svg:x2="11.579cm" svg:y2="15.11cm" draw:start-shape="id4" draw:start-glue-point="5" draw:end-shape="id8" draw:end-glue-point="5" svg:d="m10962 17542c-1047 0-1355-2432 617-2432" svg:viewBox="0 0 1445 2433">
          <text:p/>
        </draw:connector>
        <draw:frame draw:style-name="gr17" draw:text-style-name="P3" draw:layer="layout" svg:width="1.755cm" svg:height="0.607cm" svg:x="9.652cm" svg:y="16.232cm">
          <draw:text-box>
            <text:p text:style-name="P3"><text:span text:style-name="T5">dragged</text:span></text:p>
          </draw:text-box>
        </draw:frame>
        <draw:frame draw:style-name="gr11" draw:text-style-name="P4" draw:layer="layout" svg:width="2.061cm" svg:height="0.963cm" svg:x="13.778cm" svg:y="17.476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1" draw:text-style-name="P4" draw:layer="layout" svg:width="2.061cm" svg:height="0.963cm" svg:x="18.736cm" svg:y="9.437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1" draw:text-style-name="P4" draw:layer="layout" svg:width="2.061cm" svg:height="0.963cm" svg:x="6.589cm" svg:y="16.337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connector draw:style-name="gr5" draw:text-style-name="P1" draw:layer="layout" draw:type="curve" draw:line-skew="0.554cm" svg:x1="10.614cm" svg:y1="7.283cm" svg:x2="9.183cm" svg:y2="12.667cm" draw:start-shape="id2" draw:start-glue-point="7" draw:end-shape="id3" draw:end-glue-point="6" svg:d="m10614 7283c-2068 0-1353 5384-1431 5384" svg:viewBox="0 0 1490 5385">
          <text:p/>
        </draw:connector>
        <draw:frame draw:style-name="gr18" draw:text-style-name="P3" draw:layer="layout" svg:width="1.755cm" svg:height="0.607cm" svg:x="7.351cm" svg:y="14.239cm">
          <draw:text-box>
            <text:p text:style-name="P3"><text:span text:style-name="T5">dragged</text:span></text:p>
          </draw:text-box>
        </draw:frame>
        <draw:connector draw:style-name="gr6" draw:text-style-name="P1" draw:layer="layout" draw:type="curve" svg:x1="12.136cm" svg:y1="16.232cm" svg:x2="11.918cm" svg:y2="17.542cm" draw:start-shape="id8" draw:start-glue-point="7" draw:end-shape="id4" draw:end-glue-point="11" svg:d="m12136 16232c0 835-218 181-218 1310" svg:viewBox="0 0 219 1311">
          <text:p/>
        </draw:connector>
        <draw:connector draw:style-name="gr6" draw:text-style-name="P1" draw:layer="layout" draw:type="curve" svg:x1="12.656cm" svg:y1="15.11cm" svg:x2="14.694cm" svg:y2="8.978cm" draw:start-shape="id8" draw:start-glue-point="9" draw:end-shape="id7" draw:end-glue-point="6" svg:d="m12656 15110c1945 0 927-6132 2038-6132" svg:viewBox="0 0 2039 6133">
          <text:p/>
        </draw:connector>
        <draw:frame draw:style-name="gr12" draw:layer="layout" svg:width="2.447cm" svg:height="0.963cm" svg:x="12.894cm" svg:y="14.223cm">
          <draw:text-box>
            <text:p><text:span text:style-name="T4">dragStarted()</text:span></text:p>
            <text:p text:style-name="P3"><text:span text:style-name="T3">dragged()</text:span></text:p>
          </draw:text-box>
        </draw:frame>
        <draw:custom-shape draw:style-name="gr3" draw:text-style-name="P1" xml:id="id3" draw:id="id3" draw:layer="layout" svg:width="2.153cm" svg:height="2.244cm" svg:x="9.183cm" svg:y="10.423cm">
          <text:p text:style-name="P1"><text:span text:style-name="T1">drag</text:span></text:p>
          <text:p text:style-name="P1"><text:span text:style-name="T1">or</text:span></text:p>
          <text:p text:style-name="P1"><text:span text:style-name="T1">swipe ?</text:span>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1532.033426183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xml:id="id8" draw:id="id8" draw:layer="layout" svg:width="2.153cm" svg:height="2.244cm" svg:x="11.059cm" svg:y="13.988cm">
          <text:p text:style-name="P1"><text:span text:style-name="T1">still</text:span></text:p>
          <text:p text:style-name="P1"><text:span text:style-name="T1">swiping ?</text:span></text:p>
          <draw:enhanced-geometry svg:viewBox="0 0 21600 21600" draw:glue-points="10800 0 ?f1 10800 0 21600 10800 21600 21600 21600 ?f7 10800" draw:text-areas="?f1 10800 ?f2 18000 ?f3 7200 ?f4 21600" draw:type="isosceles-triangle" draw:modifiers="10428.96935933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9" draw:id="id9" draw:layer="layout" svg:width="1.934cm" svg:height="1.868cm" svg:x="19.001cm" svg:y="6.951cm">
          <text:p text:style-name="P1"><text:span text:style-name="T1">dragging</text:span></text:p>
          <text:p text:style-name="P1"><text:span text:style-name="T1">pa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0.495cm" svg:x1="16.302cm" svg:y1="8.322cm" svg:x2="19.284cm" svg:y2="7.224cm" draw:start-shape="id7" draw:start-glue-point="11" draw:end-shape="id9" draw:end-glue-point="5" svg:d="m16302 8322c0-2065 2982-1516 2982-1098" svg:viewBox="0 0 2983 1493">
          <text:p/>
        </draw:connector>
        <draw:connector draw:style-name="gr5" draw:text-style-name="P1" draw:layer="layout" draw:type="curve" svg:x1="19.968cm" svg:y1="6.951cm" svg:x2="15.636cm" svg:y2="8.051cm" draw:start-shape="id9" draw:start-glue-point="4" draw:end-shape="id7" draw:end-glue-point="4" svg:d="m19968 6951c0-751-4332-1301-4332 1100" svg:viewBox="0 0 4333 1742">
          <text:p/>
        </draw:connector>
        <draw:frame draw:style-name="gr14" draw:text-style-name="P3" draw:layer="layout" svg:width="2.534cm" svg:height="0.963cm" svg:x="16.75cm" svg:y="6.83cm">
          <draw:text-box>
            <text:p text:style-name="P3"><text:span text:style-name="T5">paused</text:span></text:p>
            <text:p text:style-name="P3"><text:span text:style-name="T3">dragStopped()</text:span></text:p>
          </draw:text-box>
        </draw:frame>
        <draw:connector draw:style-name="gr5" draw:text-style-name="P1" draw:layer="layout" draw:type="curve" svg:x1="20.935cm" svg:y1="7.885cm" svg:x2="23.801cm" svg:y2="13.76cm" draw:start-shape="id9" draw:start-glue-point="10" draw:end-shape="id5" draw:end-glue-point="4" svg:d="m20935 7885c1911 0 2866 1958 2866 5875" svg:viewBox="0 0 2867 5876">
          <text:p/>
        </draw:connector>
        <draw:frame draw:style-name="gr11" draw:text-style-name="P4" draw:layer="layout" svg:width="2.146cm" svg:height="1.319cm" svg:x="20.613cm" svg:y="7.885cm">
          <draw:text-box>
            <text:p text:style-name="P3"><text:span text:style-name="T2">ended</text:span></text:p>
            <text:p><text:span text:style-name="T4">[untipped()]</text:span></text:p>
            <text:p text:style-name="P3"><text:span text:style-name="T3">released()</text:span></text:p>
          </draw:text-box>
        </draw:frame>
        <draw:frame draw:style-name="gr11" draw:text-style-name="P4" draw:layer="layout" svg:width="2.061cm" svg:height="0.963cm" svg:x="21.386cm" svg:y="9.204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4" draw:text-style-name="P3" draw:layer="layout" svg:width="2.377cm" svg:height="1.319cm" svg:x="16.511cm" svg:y="5.179cm">
          <draw:text-box>
            <text:p text:style-name="P3"><text:span text:style-name="T5">dragged</text:span></text:p>
            <text:p text:style-name="P3"><text:span text:style-name="T3">dragStarted()</text:span></text:p>
            <text:p text:style-name="P3"><text:span text:style-name="T3">dragged()</text:span></text:p>
          </draw:text-box>
        </draw:frame>
        <draw:connector draw:style-name="gr5" draw:text-style-name="P1" draw:layer="layout" draw:type="curve" svg:x1="7.128cm" svg:y1="15.052cm" svg:x2="9.183cm" svg:y2="12.667cm" draw:start-shape="id1" draw:start-glue-point="9" draw:end-shape="id3" draw:end-glue-point="6" svg:d="m7128 15052c1708 0 681-2385 2055-2385" svg:viewBox="0 0 2056 2386">
          <text:p/>
        </draw:connector>
        <draw:frame draw:style-name="gr12" draw:layer="layout" svg:width="2.447cm" svg:height="0.963cm" svg:x="10.976cm" svg:y="10.785cm">
          <draw:text-box>
            <text:p text:style-name="P3"><text:span text:style-name="T3">dragStarted()</text:span></text:p>
            <text:p text:style-name="P3"><text:span text:style-name="T3">dragged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 Bourlon</meta:initial-creator>
    <meta:creation-date>2012-03-24T14:33:44.25</meta:creation-date>
    <dc:date>2013-02-19T15:23:12</dc:date>
    <meta:editing-duration>P30DT9H25M16S</meta:editing-duration>
    <meta:editing-cycles>234</meta:editing-cycles>
    <meta:generator>LibreOffice/3.6$MacOSX_x86 LibreOffice_project/5b93205-6e6b3fc-7830f6d-c08ad66-1d9bf4</meta:generator>
    <meta:document-statistic meta:object-count="46"/>
  </office:meta>
</office:document-meta>
</file>